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a1a2"/>
    </style:style>
    <style:style style:name="T1" style:family="text">
      <style:text-properties officeooo:rsid="00164f62"/>
    </style:style>
    <style:style style:name="T2" style:family="text">
      <style:text-properties officeooo:rsid="001aa1a2"/>
    </style:style>
    <style:style style:name="T3" style:family="text">
      <style:text-properties officeooo:rsid="001c0fe2"/>
    </style:style>
    <style:style style:name="T4" style:family="text">
      <style:text-properties officeooo:rsid="001cd4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Bonjour ! En attendant impatiemment notre premier entretien, voilà le paragraphe de présentation point par point. J’ai un bagage mathématiques appliquées, </text:span><text:span text:style-name="T4">qui a </text:span><text:span text:style-name="T2">un gros manque de mise en pratique. C’est ce que je cherche dans cette formation : savoir apprendre est une chose, </text:span><text:span text:style-name="T4">montrer que l’on sait faire </text:span><text:span text:style-name="T2">est nécessaire pour se vendre sur le marché de l’emploi. </text:span><text:span text:style-name="T3">Mon objectif </text:span><text:span text:style-name="T4">principal pour cette</text:span><text:span text:style-name="T3"> formation concerne donc la création d’un</text:span><text:span text:style-name="T2"> porte-folio </text:span><text:span text:style-name="T3">d</text:span><text:span text:style-name="T2">e projets. <text:s/></text:span><text:span text:style-name="T3">Ensuite, au sujet des défis</text:span><text:span text:style-name="T1">, je pense avoir dissocié 3 phases : la première d’analyse, pour doser la difficulté et chercher </text:span><text:span text:style-name="T4">son origine</text:span><text:span text:style-name="T1">, la deuxième de planification, pour voir quels moyens je peux mettre en œuvre et choisir la voie <text:s/>la plus pertinente, et enfin la troisième phase d’action. Je ne suis pas en alternance, mais il me semble que la possibilité de faire un stage (à la place du projet </text:span><text:span text:style-name="T4">7 </text:span><text:span text:style-name="T1">« POC ») est une vraie opportunité, que je pense saisir. J’aimerais, si possible, que l’on en discute dès la première rencontre, afin de mettre toutes les chances de mon côté pour le réaliser. <text:s/>Enfin, pour conclure ce paragraphe très scolaire, mon financement vient entièrement de pôle emploi </text:span><text:span text:style-name="T2">pour cette formation « ingénieur Machine Learning », dont la description est « </text:span>Vous avez les bases en Data Science ? Approfondissez votre maîtrise du Machine Learning »<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2T10:19:14.237889649</meta:creation-date>
    <dc:date>2021-04-02T11:39:26.986149196</dc:date>
    <meta:editing-duration>PT19M11S</meta:editing-duration>
    <meta:editing-cycles>3</meta:editing-cycles>
    <meta:generator>LibreOffice/7.0.3.1$Linux_X86_64 LibreOffice_project/00$Build-1</meta:generator>
    <meta:document-statistic meta:table-count="0" meta:image-count="0" meta:object-count="0" meta:page-count="1" meta:paragraph-count="1" meta:word-count="221" meta:character-count="1324" meta:non-whitespace-character-count="1101"/>
  </office:meta>
</office:document-meta>
</file>